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97e21" officeooo:paragraph-rsid="00197e21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97e21"/>
    </style:style>
    <style:style style:name="P3" style:family="paragraph" style:parent-style-name="Standard" style:list-style-name="L3">
      <style:paragraph-properties fo:line-height="150%" fo:text-align="justify" style:justify-single-word="false"/>
      <style:text-properties officeooo:rsid="001f23b3" officeooo:paragraph-rsid="001f23b3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officeooo:rsid="001fb29f" officeooo:paragraph-rsid="001fb29f"/>
    </style:style>
    <style:style style:name="T1" style:family="text">
      <style:text-properties officeooo:rsid="001e59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leraDev – <text:span text:style-name="T1">Big Data: um grande problema</text:span></text:p>
      <text:p text:style-name="P2"/>
      <text:list xml:id="list3567573910" text:style-name="L3">
        <text:list-item>
          <text:p text:style-name="P3">Explosão da quantidade de dados disponíveis na web</text:p>
        </text:list-item>
        <text:list-item>
          <text:p text:style-name="P3">Alimentação de dados por IoT</text:p>
        </text:list-item>
        <text:list-item>
          <text:p text:style-name="P3">5 V’s do Big Data: Velocidade, Volume, Variedade, Veracidade e Valor</text:p>
        </text:list-item>
        <text:list-item>
          <text:p text:style-name="P4">Governança de dados: para onde ir (negócio), como ir, quando ir? Quais dados são necessários no caminho? Como obtê-los e mantê-los? Quais áreas serão prioritárias no tratamento de dados, baseado nas estratégias de negócios?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9:36.954274024</meta:creation-date>
    <meta:generator>LibreOffice/6.0.7.3$Linux_X86_64 LibreOffice_project/00m0$Build-3</meta:generator>
    <dc:date>2020-04-07T20:14:19.691065954</dc:date>
    <meta:editing-duration>PT2H41M57S</meta:editing-duration>
    <meta:editing-cycles>6</meta:editing-cycles>
    <meta:document-statistic meta:table-count="0" meta:image-count="0" meta:object-count="0" meta:page-count="1" meta:paragraph-count="6" meta:word-count="69" meta:character-count="415" meta:non-whitespace-character-count="355"/>
  </office:meta>
</office:document-meta>
</file>